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1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1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1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1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1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1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1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1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1" fo:font-size="12pt" officeooo:paragraph-rsid="0df72d8f" style:font-size-asian="12pt" style:font-size-complex="12pt"/>
    </style:style>
    <style:style style:name="P81" style:family="paragraph" style:parent-style-name="Standard">
      <style:text-properties style:font-name="Liberation Sans1" fo:font-size="12pt" officeooo:paragraph-rsid="0dfad7d5" style:font-size-asian="12pt" style:font-size-complex="12pt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bf8351d"/>
    </style:style>
    <style:style style:name="P85" style:family="paragraph" style:parent-style-name="Footnote">
      <style:text-properties officeooo:paragraph-rsid="0cf7e116"/>
    </style:style>
    <style:style style:name="P86" style:family="paragraph" style:parent-style-name="Footnote">
      <style:text-properties officeooo:paragraph-rsid="0d2b38cd"/>
    </style:style>
    <style:style style:name="P87" style:family="paragraph" style:parent-style-name="Footnote">
      <style:text-properties officeooo:rsid="043ccc66" officeooo:paragraph-rsid="0dca2508"/>
    </style:style>
    <style:style style:name="P88" style:family="paragraph" style:parent-style-name="Footnote">
      <style:text-properties officeooo:paragraph-rsid="0dd87f5b"/>
    </style:style>
    <style:style style:name="P89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1" style:family="paragraph" style:parent-style-name="Table_20_Contents">
      <style:text-properties style:font-name="Liberation Sans1" fo:font-size="12pt" style:font-size-asian="12pt" style:font-size-complex="12pt"/>
    </style:style>
    <style:style style:name="P92" style:family="paragraph" style:parent-style-name="Footnote">
      <style:text-properties style:font-name="Liberation Sans1" officeooo:rsid="043ccc66" officeooo:paragraph-rsid="0dd4342a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ad7d5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fo:language="nl" fo:country="NL" fo:font-style="normal" fo:font-weight="normal" officeooo:rsid="0ddbc0f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Liberation Sans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Liberation Sans1" fo:font-size="12pt" style:text-underline-style="none" style:font-size-asian="12pt" style:font-size-complex="12pt"/>
    </style:style>
    <style:style style:name="T246" style:family="text">
      <style:text-properties fo:color="#000000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247" style:family="text">
      <style:text-properties fo:color="#000000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248" style:family="text">
      <style:text-properties fo:color="#000000" style:text-line-through-style="none" style:text-line-through-type="none" style:text-underline-style="none"/>
    </style:style>
    <style:style style:name="T249" style:family="text">
      <style:text-properties fo:color="#000000" style:text-line-through-style="none" style:text-line-through-type="none" style:text-underline-style="none" officeooo:rsid="0aabd8f8"/>
    </style:style>
    <style:style style:name="T250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be4091b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font-size="10pt" fo:language="nl" fo:country="NL" fo:font-style="normal" fo:font-weight="normal" officeooo:rsid="0be4091b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Liberation Sans1" fo:font-size="10pt" fo:language="nl" fo:country="NL" fo:font-style="normal" fo:font-weight="normal" officeooo:rsid="0be4091b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Liberation Sans1" fo:font-size="10pt" fo:language="nl" fo:country="NL" fo:font-style="italic" fo:font-weight="normal" officeooo:rsid="0be4091b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e533527" fo:background-color="transparent" loext:char-shading-value="0" style:font-name-asian="DejaVu Sans Mono" style:language-asian="nl" style:country-asian="NL" style:font-style-asian="normal" style:font-weight-asian="normal" style:font-name-complex="DejaVu Sans Mono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Liberation Sans1" fo:language="nl" fo:country="NL" fo:font-style="normal" fo:font-weight="normal" officeooo:rsid="0be4091b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68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4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7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8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5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6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7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Liberation Sans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Liberation Sans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Liberation Sans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Liberation Sans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Liberation Sans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Liberation Sans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Liberation Sans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Liberation Sans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1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style:font-name="Liberation Sans1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style:font-name="Liberation Sans1" fo:font-size="12pt" fo:language="nl" fo:country="NL" fo:font-style="normal" officeooo:rsid="0dfa0856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fo:color="#000000" style:font-name="Liberation Sans1" fo:font-size="12pt" fo:language="nl" fo:country="NL" fo:font-style="normal" officeooo:rsid="0dfa0d8d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1" style:family="text">
      <style:text-properties fo:color="#000000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style:font-name="Liberation Sans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5" style:family="text">
      <style:text-properties fo:color="#000000" style:font-name="Liberation Sans1" fo:font-size="12pt" officeooo:rsid="0bac438a" style:font-size-asian="12pt" style:font-size-complex="12pt"/>
    </style:style>
    <style:style style:name="T316" style:family="text">
      <style:text-properties fo:color="#000000" style:font-name="Liberation Sans1" fo:font-size="12pt" style:text-underline-style="none" officeooo:rsid="0941f476" style:font-size-asian="12pt" style:font-size-complex="12pt"/>
    </style:style>
    <style:style style:name="T317" style:family="text">
      <style:text-properties fo:color="#000000" style:font-name="Liberation Sans1" fo:font-size="12pt" style:text-underline-style="none" officeooo:rsid="067ff87e" style:font-size-asian="12pt" style:font-size-complex="12pt"/>
    </style:style>
    <style:style style:name="T318" style:family="text">
      <style:text-properties fo:color="#000000" style:font-name="Liberation Sans1" fo:font-size="12pt" style:text-underline-style="none" officeooo:rsid="06807e83" style:font-size-asian="12pt" style:font-size-complex="12pt"/>
    </style:style>
    <style:style style:name="T319" style:family="text">
      <style:text-properties fo:color="#000000" style:font-name="Liberation Sans1" fo:font-size="12pt" style:text-underline-style="none" officeooo:rsid="0588721b" style:font-size-asian="12pt" style:font-size-complex="12pt"/>
    </style:style>
    <style:style style:name="T320" style:family="text">
      <style:text-properties fo:color="#000000" style:font-name="Liberation Sans1" fo:font-size="12pt" style:text-underline-style="none" officeooo:rsid="050aa1f1" style:font-size-asian="12pt" style:font-size-complex="12pt"/>
    </style:style>
    <style:style style:name="T321" style:family="text">
      <style:text-properties fo:color="#000000" style:font-name="Liberation Sans1" fo:font-size="12pt" style:text-underline-style="none" officeooo:rsid="057e0008" style:font-size-asian="12pt" style:font-size-complex="12pt"/>
    </style:style>
    <style:style style:name="T322" style:family="text">
      <style:text-properties fo:color="#000000" officeooo:rsid="004804ae"/>
    </style:style>
    <style:style style:name="T323" style:family="text">
      <style:text-properties fo:color="#000000" style:font-name="Liberation Sans2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style:text-line-through-style="none" style:text-line-through-type="none"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Liberation Sans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Liberation Sans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Liberation Sans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Liberation Sans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Liberation Sans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1" fo:font-size="12pt" style:text-underline-style="none" style:font-size-asian="12pt" style:font-size-complex="12pt"/>
    </style:style>
    <style:style style:name="T343" style:family="text">
      <style:text-properties style:text-line-through-style="none" style:text-line-through-type="none" style:font-name="Liberation Sans1" fo:font-size="12pt" style:text-underline-style="none" officeooo:rsid="0055eeeb" style:font-size-asian="12pt" style:font-size-complex="12pt"/>
    </style:style>
    <style:style style:name="T344" style:family="text">
      <style:text-properties style:text-line-through-style="none" style:text-line-through-type="none" style:font-name="Liberation Sans1" fo:font-size="12pt" style:text-underline-style="none" officeooo:rsid="0015c265" style:font-size-asian="12pt" style:font-size-complex="12pt"/>
    </style:style>
    <style:style style:name="T345" style:family="text">
      <style:text-properties style:text-line-through-style="none" style:text-line-through-type="none" style:font-name="Liberation Sans1" fo:font-size="12pt" style:text-underline-style="none" officeooo:rsid="05789dad" style:font-size-asian="12pt" style:font-size-complex="12pt"/>
    </style:style>
    <style:style style:name="T346" style:family="text">
      <style:text-properties style:text-line-through-style="none" style:text-line-through-type="none" style:font-name="Liberation Sans1" fo:font-size="12pt" style:text-underline-style="none" officeooo:rsid="06a75228" style:font-size-asian="12pt" style:font-size-complex="12pt"/>
    </style:style>
    <style:style style:name="T347" style:family="text">
      <style:text-properties style:text-line-through-style="none" style:text-line-through-type="none" style:font-name="Liberation Sans1" fo:font-size="12pt" style:text-underline-style="none" officeooo:rsid="057a5164" style:font-size-asian="12pt" style:font-size-complex="12pt"/>
    </style:style>
    <style:style style:name="T348" style:family="text">
      <style:text-properties style:text-line-through-style="none" style:text-line-through-type="none" style:font-name="Liberation Sans1" fo:font-size="12pt" style:text-underline-style="none" officeooo:rsid="0353fa6c" style:font-size-asian="12pt" style:font-size-complex="12pt"/>
    </style:style>
    <style:style style:name="T349" style:family="text">
      <style:text-properties style:text-line-through-style="none" style:text-line-through-type="none" style:font-name="Liberation Sans1" fo:font-size="12pt" style:text-underline-style="none" officeooo:rsid="0895525b" style:font-size-asian="12pt" style:font-size-complex="12pt"/>
    </style:style>
    <style:style style:name="T350" style:family="text">
      <style:text-properties style:text-line-through-style="none" style:text-line-through-type="none" style:font-name="Liberation Sans1" fo:font-size="12pt" style:text-underline-style="none" officeooo:rsid="00bddfbe" style:font-size-asian="12pt" style:font-size-complex="12pt"/>
    </style:style>
    <style:style style:name="T351" style:family="text">
      <style:text-properties style:text-line-through-style="none" style:text-line-through-type="none" style:font-name="Liberation Sans1" fo:font-size="12pt" style:text-underline-style="none" officeooo:rsid="0371cd02" style:font-size-asian="12pt" style:font-size-complex="12pt"/>
    </style:style>
    <style:style style:name="T352" style:family="text">
      <style:text-properties style:text-line-through-style="none" style:text-line-through-type="none" style:font-name="Liberation Sans1" fo:font-size="12pt" style:text-underline-style="none" officeooo:rsid="068e99ef" style:font-size-asian="12pt" style:font-size-complex="12pt"/>
    </style:style>
    <style:style style:name="T353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Liberation Sans1" officeooo:rsid="047da547"/>
    </style:style>
    <style:style style:name="T357" style:family="text">
      <style:text-properties style:use-window-font-color="true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9" style:family="text">
      <style:text-properties style:use-window-font-color="true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Liberation Sans1" fo:font-size="12pt" fo:language="nl" fo:country="NL" fo:font-style="normal" fo:font-weight="normal" officeooo:rsid="0dfa0d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1" style:family="text">
      <style:text-properties style:use-window-font-color="true" style:font-name="Liberation Sans1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2" style:family="text">
      <style:text-properties style:use-window-font-color="true" style:font-name="Liberation Sans1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3" style:family="text">
      <style:text-properties style:use-window-font-color="true" style:font-name="Liberation Sans1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4" style:family="text">
      <style:text-properties style:use-window-font-color="true" style:font-name="Liberation Sans1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5" style:family="text">
      <style:text-properties style:use-window-font-color="true" style:font-name="Liberation Sans1" fo:font-size="12pt" fo:language="nl" fo:country="NL" officeooo:rsid="0dfa0856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6" style:family="text">
      <style:text-properties style:use-window-font-color="true" style:font-name="Liberation Sans1" fo:font-size="12pt" fo:language="nl" fo:country="NL" officeooo:rsid="0dfa0d8d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7" style:family="text">
      <style:text-properties style:use-window-font-color="true" style:font-name="Liberation Sans1" fo:font-size="12pt" style:font-size-asian="12pt" style:font-size-complex="12pt"/>
    </style:style>
    <style:style style:name="T378" style:family="text">
      <style:text-properties officeooo:rsid="04473353"/>
    </style:style>
    <style:style style:name="T379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0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1" style:family="text">
      <style:text-properties officeooo:rsid="0a6f0a69"/>
    </style:style>
    <style:style style:name="T382" style:family="text">
      <style:text-properties officeooo:rsid="0aace3cd"/>
    </style:style>
    <style:style style:name="T383" style:family="text">
      <style:text-properties officeooo:rsid="0b952edb"/>
    </style:style>
    <style:style style:name="T384" style:family="text">
      <style:text-properties fo:font-size="8pt" style:font-size-asian="8pt" style:font-size-complex="8pt" loext:padding="0.049cm" loext:border="0.31pt solid #000000"/>
    </style:style>
    <style:style style:name="T385" style:family="text">
      <style:text-properties officeooo:rsid="0394a435"/>
    </style:style>
    <style:style style:name="T386" style:family="text">
      <style:text-properties officeooo:rsid="0be4091b"/>
    </style:style>
    <style:style style:name="T387" style:family="text">
      <style:text-properties officeooo:rsid="0bf888a9"/>
    </style:style>
    <style:style style:name="T388" style:family="text">
      <style:text-properties officeooo:rsid="0cf7e116"/>
    </style:style>
    <style:style style:name="T389" style:family="text">
      <style:text-properties officeooo:rsid="0d52ea33"/>
    </style:style>
    <style:style style:name="T390" style:family="text">
      <style:text-properties officeooo:rsid="0dd5c0d9"/>
    </style:style>
    <style:style style:name="T391" style:family="text">
      <style:text-properties officeooo:rsid="0dd5fde1"/>
    </style:style>
    <style:style style:name="T392" style:family="text">
      <style:text-properties officeooo:rsid="0dd7714a"/>
    </style:style>
    <style:style style:name="T393" style:family="text">
      <style:text-properties officeooo:rsid="0e87ed43"/>
    </style:style>
    <style:style style:name="T394" style:family="text">
      <style:text-properties officeooo:rsid="0de11971"/>
    </style:style>
    <style:style style:name="T395" style:family="text">
      <style:text-properties style:font-name="Liberation Sans1"/>
    </style:style>
    <style:style style:name="T396" style:family="text">
      <style:text-properties style:font-name="Liberation Sans1" fo:font-size="12pt"/>
    </style:style>
    <style:style style:name="T397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99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403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404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font-name="Liberation Sans1" fo:font-size="12pt" fo:font-style="normal" officeooo:rsid="00bddfbe" style:font-size-asian="12pt" style:font-size-complex="12pt"/>
    </style:style>
    <style:style style:name="T406" style:family="text">
      <style:text-properties style:font-name="Liberation Sans1" fo:font-size="12pt" officeooo:rsid="047da547" style:font-size-asian="12pt"/>
    </style:style>
    <style:style style:name="T407" style:family="text">
      <style:text-properties style:font-name="Liberation Sans1" fo:font-size="12pt" style:font-size-asian="12pt" style:font-size-complex="12pt"/>
    </style:style>
    <style:style style:name="T408" style:family="text">
      <style:text-properties style:font-name="Liberation Sans1" fo:font-size="12pt" officeooo:rsid="01657261" style:font-size-asian="12pt" style:font-size-complex="12pt"/>
    </style:style>
    <style:style style:name="T409" style:family="text">
      <style:text-properties style:font-name="Liberation Sans1" fo:font-size="12pt" officeooo:rsid="00bddfbe" style:font-size-asian="12pt" style:font-size-complex="12pt"/>
    </style:style>
    <style:style style:name="T410" style:family="text">
      <style:text-properties style:font-name="Liberation Sans1" fo:font-size="12pt" officeooo:rsid="050aa1f1" style:font-size-asian="12pt" style:font-size-complex="12pt"/>
    </style:style>
    <style:style style:name="T411" style:family="text">
      <style:text-properties style:font-name="Liberation Sans1" fo:font-size="12pt" officeooo:rsid="05903285" style:font-size-asian="12pt" style:font-size-complex="12pt"/>
    </style:style>
    <style:style style:name="T412" style:family="text">
      <style:text-properties style:font-name="Liberation Sans1" fo:font-size="12pt" officeooo:rsid="0594b105" style:font-size-asian="12pt" style:font-size-complex="12pt"/>
    </style:style>
    <style:style style:name="T413" style:family="text">
      <style:text-properties style:font-name="Liberation Sans1" fo:font-size="12pt" officeooo:rsid="0d1ec96e" style:font-size-asian="12pt" style:font-size-complex="12pt"/>
    </style:style>
    <style:style style:name="T414" style:family="text">
      <style:text-properties style:font-name="Liberation Sans1" officeooo:rsid="047fb57c"/>
    </style:style>
    <style:style style:name="T415" style:family="text">
      <style:text-properties style:font-name="Liberation Sans1" officeooo:rsid="047da547"/>
    </style:style>
    <style:style style:name="T416" style:family="text">
      <style:text-properties officeooo:rsid="0deca47e"/>
    </style:style>
    <style:style style:name="T417" style:family="text">
      <style:text-properties officeooo:rsid="0ded5b39"/>
    </style:style>
    <style:style style:name="T418" style:family="text">
      <style:text-properties officeooo:rsid="0deeafe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88">C</text:span></text:span><text:span text:style-name="Strong_20_Emphasis"><text:span text:style-name="T287">hecklist voor </text:span></text:span><text:span text:style-name="Strong_20_Emphasis"><text:span text:style-name="T289">de installatie</text:span></text:span><text:span text:style-name="Strong_20_Emphasis"><text:span text:style-name="T287"> van </text:span></text:span><text:reference-mark-start text:name="Distributie"/><text:span text:style-name="Strong_20_Emphasis"><text:span text:style-name="T290">Ubuntu</text:span></text:span><text:reference-mark-end text:name="Distributie"/><text:span text:style-name="Strong_20_Emphasis"><text:span text:style-name="T290"> </text:span></text:span><text:reference-mark-start text:name="Versie"/><text:span text:style-name="Strong_20_Emphasis"><text:span text:style-name="T291">20</text:span></text:span><text:span text:style-name="Strong_20_Emphasis"><text:span text:style-name="T292">.04</text:span></text:span><text:reference-mark-end text:name="Versie"/><text:span text:style-name="Strong_20_Emphasis"><text:span text:style-name="T297"> </text:span></text:span><text:span text:style-name="Strong_20_Emphasis"><text:span text:style-name="T298">LTS</text:span></text:span><text:span text:style-name="Strong_20_Emphasis"><text:span text:style-name="T293"><text:note text:id="ftn1" text:note-class="footnote"><text:note-citation>1</text:note-citation><text:note-body><text:p text:style-name="P84"><text:span text:style-name="T385">Deze versie </text:span><text:span text:style-name="T386">20.04 </text:span><text:span text:style-name="T385">heeft codenaam Focal Fossa (focal) en is een zogenaamde LTS-versie (</text:span><text:span text:style-name="T394">LTS=</text:span><text:span text:style-name="T385">Long-Term Support, langetermijnondersteuning). <text:s/>Een LTS-versie verschijnt iedere twee jaar </text:span><text:span text:style-name="T389">in </text:span><text:span text:style-name="T385">april (deze in april 2020) en wordt vanaf vrijgave </text:span><text:span text:style-name="T270">vijf</text:span><text:span text:style-name="T385"> jaar ondersteund</text:span><text:span text:style-name="T381"> </text:span><text:span text:style-name="T385">(</text:span><text:span text:style-name="T387">updates </text:span><text:span text:style-name="T385">tot april 2025</text:span><text:span text:style-name="T381">)</text:span><text:span text:style-name="T385">.</text:span></text:p></text:note-body></text:note></text:span></text:span><text:span text:style-name="Strong_20_Emphasis"><text:span text:style-name="T294"> </text:span></text:span><text:reference-mark-start text:name="Editie"/><text:span text:style-name="Strong_20_Emphasis"><text:span text:style-name="T295">desktop</text:span></text:span><text:reference-mark-end text:name="Editie"/><text:span text:style-name="Strong_20_Emphasis"><text:span text:style-name="T296">.</text:span></text:span></text:p>
      <text:p text:style-name="P8"/>
      <text:p text:style-name="P43"><text:span text:style-name="T60">Kijk op</text:span><text:span text:style-name="T287"> </text:span><text:a xlink:type="simple" xlink:href="https://karelzimmer.nl/" text:style-name="Internet_20_link" text:visited-style-name="Visited_20_Internet_20_Link"><text:span text:style-name="Internet_20_link"><text:span text:style-name="T397">karelzimmer.nl</text:span></text:span></text:a><text:span text:style-name="T287"> </text:span><text:span text:style-name="T353">voor</text:span><text:span text:style-name="T354"> </text:span><text:span text:style-name="T355">deze en andere </text:span><text:span text:style-name="T61">checklists, scripts, </text:span><text:span text:style-name="T62">en informatie</text:span><text:span text:style-name="T61">.</text:span></text:p>
      <text:p text:style-name="P58"/>
      <text:p text:style-name="P63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9"/>
      <text:p text:style-name="P7"><text:span text:style-name="T395">V</text:span><text:span text:style-name="T414">ul de waarden in het tekstvak achter de </text:span><text:span text:style-name="Definition"><text:span text:style-name="T406">schuingedrukte</text:span></text:span><text:span text:style-name="T395"> </text:span><text:span text:style-name="T415">woorden </text:span><text:span text:style-name="T356">(zie toelichting)</text:span><text:span text:style-name="T415">:</text:span></text:p>
      <text:p text:style-name="P4"><text:span text:style-name="Definition"><text:span text:style-name="T371">g</text:span></text:span><text:span text:style-name="Definition"><text:span text:style-name="T370">ebruiker</text:span></text:span><text:span text:style-name="Definition"><text:span text:style-name="T360"><text:tab/><text:tab/></text:span></text:span><text:span text:style-name="Definition"><text:span text:style-name="T377"> <text:tab/><text:tab/></text:span></text:span><text:span text:style-name="T361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61"><text:tab/></text:span><text:span text:style-name="T362">(</text:span><text:span text:style-name="T358">volledige naam, bijv. </text:span><text:span text:style-name="T375">J</text:span><text:span text:style-name="T376">a</text:span><text:span text:style-name="T375">n </text:span><text:span text:style-name="T376">Jansen</text:span><text:span text:style-name="T359">)</text:span></text:p>
      <text:p text:style-name="Standard"><text:span text:style-name="Definition"><text:span text:style-name="T371">g</text:span></text:span><text:span text:style-name="Definition"><text:span text:style-name="T370">ebruikersnaam</text:span></text:span><text:span text:style-name="Definition"><text:span text:style-name="T357"><text:tab/></text:span></text:span><text:span text:style-name="Definition"><text:span text:style-name="T357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57"><text:tab/></text:span></text:span><text:span text:style-name="T398">(korte naam, bijv. </text:span><text:span text:style-name="T301">j</text:span><text:span text:style-name="T302">a</text:span><text:span text:style-name="T301">n</text:span><text:span text:style-name="T398">)</text:span></text:p>
      <text:p text:style-name="P2"><text:span text:style-name="Definition"><text:span text:style-name="T373">c</text:span></text:span><text:span text:style-name="Definition"><text:span text:style-name="T372">omputernaam</text:span></text:span><text:span text:style-name="Definition"><text:span text:style-name="T363"><text:tab/><text:tab/></text:span></text:span><text:span text:style-name="Definition"><text:span text:style-name="T361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61"><text:tab/></text:span></text:span><text:span text:style-name="Definition"><text:span text:style-name="T364">(</text:span></text:span><text:span text:style-name="Definition"><text:span text:style-name="T365">naam van de compute</text:span></text:span><text:span text:style-name="Definition"><text:span text:style-name="T366">r, </text:span></text:span><text:span text:style-name="Definition"><text:span text:style-name="T367">bijv. pc01</text:span></text:span><text:span text:style-name="Definition"><text:span text:style-name="T364">)</text:span></text:span></text:p>
      <text:p text:style-name="P2"><text:span text:style-name="Definition"><text:span text:style-name="T371">o</text:span></text:span><text:span text:style-name="Definition"><text:span text:style-name="T370">pstartmenu</text:span></text:span><text:span text:style-name="Definition"><text:span text:style-name="T361"><text:tab/><text:tab/><text:tab/></text:span></text:span><text:span text:style-name="Definition"><text:span text:style-name="T361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61"><text:tab/></text:span></text:span><text:span text:style-name="Definition"><text:span text:style-name="T364">(</text:span></text:span><text:span text:style-name="Definition"><text:span text:style-name="T365">to</text:span></text:span><text:span text:style-name="Definition"><text:span text:style-name="T368">ets voor het opstartmedium</text:span></text:span><text:span text:style-name="Definition"><text:span text:style-name="T369">)</text:span></text:span></text:p>
      <text:p text:style-name="P2"><text:span text:style-name="Definition"><text:span text:style-name="T373">i</text:span></text:span><text:span text:style-name="Definition"><text:span text:style-name="T374">nstellingen</text:span></text:span><text:span text:style-name="T364"><text:tab/><text:tab/> <text:tab/></text:span><text:span text:style-name="T364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64"><text:tab/>(</text:span><text:span text:style-name="T365">toets voor het BIOS/UEFI-scherm</text:span><text:span text:style-name="T364">)</text:span></text:p>
      <text:p text:style-name="P3"><text:span text:style-name="T303">Vervang </text:span><text:span text:style-name="Definition"><text:span text:style-name="T400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10"/>
      <text:p text:style-name="P1"><text:span text:style-name="Strong_20_Emphasis"><text:span text:style-name="T311"/></text:span></text:p>
      <text:p text:style-name="P48"><text:span text:style-name="T305">Nog niet op Linux?<text:tab/></text:span><text:span text:style-name="T309"><text:tab/></text:span><text:span text:style-name="T310">G</text:span><text:span text:style-name="T306">ebruik </text:span><text:span text:style-name="Strong_20_Emphasis"><text:span text:style-name="T313">Checklist migratie</text:span></text:span><text:span text:style-name="T306"> op </text:span><text:a xlink:type="simple" xlink:href="https://karelzimer.nl/" text:style-name="Internet_20_link" text:visited-style-name="Visited_20_Internet_20_Link"><text:span text:style-name="Internet_20_link"><text:span text:style-name="T399">karelzimmer.nl</text:span></text:span></text:a><text:span text:style-name="T307"> onder </text:span><text:span text:style-name="T312">Linux</text:span><text:span text:style-name="T308">.</text:span></text:p>
      <text:p text:style-name="P64"><text:span text:style-name="T271">Nieuwe installatie?<text:tab/></text:span><text:span text:style-name="T273"></text:span><text:span text:style-name="T275"><text:tab/></text:span><text:span text:style-name="T274">B</text:span><text:span text:style-name="T271">egin bij hoofdstuk </text:span><text:span text:style-name="T276"><text:bookmark-ref text:reference-format="page" text:ref-name="__RefNumPara__4009_1271708128">2</text:bookmark-ref></text:span><text:span text:style-name="T271"><text:s text:c="2"/></text:span><text:span text:style-name="T277"><text:bookmark-ref text:reference-format="text" text:ref-name="__RefNumPara__4009_1271708128">Installatie uitvoeren</text:bookmark-ref></text:span><text:span text:style-name="T272">.</text:span></text:p>
      <text:p text:style-name="P19"/>
      <text:list xml:id="list1478050037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770183890448">
          <table:table-cell table:style-name="_31_._5f_Installatie_5f_voorbereiden.A1" office:value-type="string">
            <text:p text:style-name="P37"><text:span text:style-name="Strong_20_Emphasis"><text:span text:style-name="T105"><text:s/></text:span></text:span><text:span text:style-name="Strong_20_Emphasis"><text:span text:style-name="T157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105">Aanmelden als </text:span></text:span><text:span text:style-name="Definition"><text:span text:style-name="T402">gebruike</text:span></text:span><text:span text:style-name="Definition"><text:span text:style-name="T403">r</text:span></text:span><text:span text:style-name="Strong_20_Emphasis"><text:span text:style-name="T106"><text:note text:id="ftn2" text:note-class="footnote"><text:note-citation>2</text:note-citation><text:note-body><text:p text:style-name="P87"><text:span text:style-name="User_20_Entry"><text:span text:style-name="T263">E</text:span></text:span><text:span text:style-name="User_20_Entry"><text:span text:style-name="T264">ventuele extra </text:span></text:span><text:span text:style-name="User_20_Entry"><text:span text:style-name="T265">gebruiker</text:span></text:span><text:span text:style-name="User_20_Entry"><text:span text:style-name="T264">s aanmelden en dezelfde stappen uitvoeren.</text:span></text:span></text:p></text:note-body></text:note></text:span></text:span><text:span text:style-name="Strong_20_Emphasis"><text:span text:style-name="T106">.</text:span></text:span></text:p>
          </table:table-cell>
        </table:table-row>
        <table:table-row table:style-name="TableLine94770190506336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770190630928">
          <table:table-cell table:style-name="_31_._5f_Installatie_5f_voorbereiden.A1" office:value-type="string">
            <text:p text:style-name="P31"><text:span text:style-name="Strong_20_Emphasis"><text:span text:style-name="T108"><text:s/></text:span></text:span><text:span text:style-name="Strong_20_Emphasis"><text:span text:style-name="T159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8">Installeer </text:span></text:span><text:span text:style-name="Strong_20_Emphasis"><text:span text:style-name="T109">pakket kz</text:span></text:span><text:span text:style-name="Strong_20_Emphasis"><text:span text:style-name="T108"> </text:span></text:span><text:span text:style-name="Strong_20_Emphasis"><text:span text:style-name="T110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110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94">Terminalvenster</text:span></text:span><text:span text:style-name="Strong_20_Emphasis"><text:span text:style-name="T110"> met toetscombinatie <text:line-break/></text:span></text:span><text:span text:style-name="Strong_20_Emphasis"><text:span text:style-name="T111">Ctrl</text:span></text:span><text:span text:style-name="Strong_20_Emphasis"><text:span text:style-name="T110"> </text:span></text:span><text:span text:style-name="Strong_20_Emphasis"><text:span text:style-name="T111">Alt</text:span></text:span><text:span text:style-name="Strong_20_Emphasis"><text:span text:style-name="T110"> </text:span></text:span><text:span text:style-name="Strong_20_Emphasis"><text:span text:style-name="T111">T</text:span></text:span><text:span text:style-name="Strong_20_Emphasis"><text:span text:style-name="T112">.</text:span></text:span></text:p>
          </table:table-cell>
        </table:table-row>
        <table:table-row table:style-name="TableLine94770190201088">
          <table:table-cell table:style-name="_31_._5f_Installatie_5f_voorbereiden.A1" office:value-type="string">
            <text:p text:style-name="P49"><text:span text:style-name="Strong_20_Emphasis"><text:span text:style-name="T108"/></text:span></text:p>
          </table:table-cell>
          <table:table-cell table:style-name="_31_._5f_Installatie_5f_voorbereiden.A1" office:value-type="string">
            <text:p text:style-name="P36"><text:span text:style-name="T407">Typ</text:span>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2">e </text:span></text:span><text:span text:style-name="Strong_20_Emphasis"><text:span text:style-name="T117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250">wget karelzimmer.nl/</text:span></text:span><text:span text:style-name="User_20_Entry"><text:span text:style-name="T251">kz</text:span></text:span><text:span text:style-name="User_20_Entry"><text:span text:style-name="T243"><text:line-break/></text:span></text:span><text:span text:style-name="User_20_Entry"><text:span text:style-name="T250">bash </text:span></text:span><text:span text:style-name="User_20_Entry"><text:span text:style-name="T251">kz</text:span></text:span></text:p>
          </table:table-cell>
        </table:table-row>
        <table:table-row table:style-name="TableLine9477019045392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407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77019032600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770190325504">
          <table:table-cell table:style-name="_31_._5f_Installatie_5f_voorbereiden.A1" office:value-type="string">
            <text:p text:style-name="P31"><text:span text:style-name="Strong_20_Emphasis"><text:span text:style-name="T108"><text:s/></text:span></text:span><text:span text:style-name="Strong_20_Emphasis"><text:span text:style-name="Strong_20_Emphasis"><text:span text:style-name="T159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20">Bereid de installatie voor </text:span></text:span><text:span text:style-name="Strong_20_Emphasis"><text:span text:style-name="T110">via </text:span></text:span><text:span text:style-name="Strong_20_Emphasis"><text:span text:style-name="T120">een </text:span></text:span><text:span text:style-name="Strong_20_Emphasis"><text:span text:style-name="T121">druk </text:span></text:span><text:span text:style-name="Strong_20_Emphasis"><text:span text:style-name="T122">op de </text:span></text:span><text:span text:style-name="Strong_20_Emphasis"><text:span text:style-name="T123">Super</text:span></text:span><text:span text:style-name="Strong_20_Emphasis"><text:span text:style-name="T122">-toets</text:span></text:span><text:span text:style-name="Strong_20_Emphasis"><text:span text:style-name="T58"><text:note text:id="ftn3" text:note-class="footnote"><text:note-citation>3</text:note-citation><text:note-body><text:p text:style-name="P85"><text:span text:style-name="T268">D</text:span>e <text:span text:style-name="T384">Super</text:span>-toets <text:span text:style-name="T268">is </text:span>de Windows<text:span text:style-name="T388">-</text:span><text:span text:style-name="T383">toets</text:span>, <text:span text:style-name="T388">C</text:span>ommand-<text:span text:style-name="T383">toets</text:span>, of <text:span text:style-name="T388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24">t</text:span></text:span><text:span text:style-name="Strong_20_Emphasis"><text:span text:style-name="T125">yp </text:span></text:span><text:span text:style-name="Strong_20_Emphasis"><text:span text:style-name="T195">men</text:span></text:span><text:span text:style-name="Strong_20_Emphasis"><text:span text:style-name="T196">u</text:span></text:span><text:span text:style-name="Strong_20_Emphasis"><text:span text:style-name="T126"> </text:span></text:span><text:span text:style-name="Strong_20_Emphasis"><text:span text:style-name="T127">e</text:span></text:span><text:span text:style-name="Strong_20_Emphasis"><text:span text:style-name="T110">n </text:span></text:span><text:span text:style-name="Strong_20_Emphasis"><text:span text:style-name="T128">k</text:span></text:span><text:span text:style-name="Strong_20_Emphasis"><text:span text:style-name="T110">lik op het pictogram van</text:span></text:span><text:span text:style-name="Strong_20_Emphasis"><text:span text:style-name="T160"> </text:span></text:span><text:span text:style-name="Strong_20_Emphasis"><text:span text:style-name="T231">Installatiem</text:span></text:span><text:span text:style-name="Strong_20_Emphasis"><text:span text:style-name="T232">enu</text:span></text:span><text:span text:style-name="Strong_20_Emphasis"><text:span text:style-name="T122">.</text:span></text:span></text:p>
          </table:table-cell>
        </table:table-row>
        <table:table-row table:style-name="TableLine94770190324144">
          <table:table-cell table:style-name="_31_._5f_Installatie_5f_voorbereiden.A1" office:value-type="string">
            <text:p text:style-name="P50"><text:span text:style-name="Strong_20_Emphasis"><text:span text:style-name="T108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9">K</text:span></text:span><text:span text:style-name="Strong_20_Emphasis"><text:span text:style-name="T130">ie</text:span></text:span><text:span text:style-name="Strong_20_Emphasis"><text:span text:style-name="T131">s</text:span></text:span><text:span text:style-name="Strong_20_Emphasis"><text:span text:style-name="T119"> </text:span></text:span><text:span text:style-name="Strong_20_Emphasis"><text:span text:style-name="T233">1</text:span></text:span><text:span text:style-name="Strong_20_Emphasis"><text:span text:style-name="T234"> </text:span></text:span><text:span text:style-name="Strong_20_Emphasis"><text:span text:style-name="T235">In</text:span></text:span><text:span text:style-name="Strong_20_Emphasis"><text:span text:style-name="T208">stallatie voorbereiden</text:span></text:span><text:span text:style-name="Strong_20_Emphasis"><text:span text:style-name="T132"> </text:span></text:span><text:span text:style-name="Strong_20_Emphasis"><text:span text:style-name="T118">en volg </text:span></text:span><text:span text:style-name="Strong_20_Emphasis"><text:span text:style-name="T119">de aanwijzingen op het scherm.</text:span></text:span></text:p>
          </table:table-cell>
        </table:table-row>
      </table:table>
      <text:p text:style-name="P60"/>
      <text:list xml:id="list125455136116503" text:continue-numbering="true" text:style-name="L1">
        <text:list-item>
          <text:p text:style-name="P97"><text:bookmark-start text:name="__RefNumPara__4009_1271708128"/><text:span text:style-name="Strong_20_Emphasis"><text:span text:style-name="T396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70190180544">
          <table:table-cell table:style-name="_32_._5f_Installatie_5f_uitvoeren.A1" office:value-type="string">
            <text:p text:style-name="P31"><text:span text:style-name="Strong_20_Emphasis"><text:span text:style-name="T108"><text:s/></text:span></text:span><text:span text:style-name="Strong_20_Emphasis"><text:span text:style-name="T159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8">Start de computer op vanaf </text:span><text:span text:style-name="T322">een </text:span><text:span text:style-name="T322"><text:reference-ref text:reference-format="text" text:ref-name="Distributie">Ubuntu</text:reference-ref></text:span><text:span text:style-name="T322"><text:s/></text:span><text:span text:style-name="T8"><text:reference-ref text:reference-format="text" text:ref-name="Versie">20.04</text:reference-ref></text:span><text:span text:style-name="T248"><text:s/></text:span><text:span text:style-name="T248"><text:reference-ref text:reference-format="text" text:ref-name="Editie">desktop</text:reference-ref></text:span><text:span text:style-name="T248"><text:s/>Live</text:span><text:span text:style-name="T248"><text:note text:id="ftn4" text:note-class="footnote"><text:note-citation>1</text:note-citation><text:note-body><text:p text:style-name="P83"><text:span text:style-name="T378">Vanaf ee</text:span>n Live <text:span text:style-name="T382">USB-stick of </text:span><text:span text:style-name="T269">C</text:span><text:span text:style-name="T382">D</text:span><text:span text:style-name="T3"> </text:span>kunt <text:span text:style-name="T378">u opstarten en</text:span> met <text:reference-ref text:reference-format="text" text:ref-name="Distributie">Ubuntu</text:reference-ref><text:s/>werken zonder deze te installeren.</text:p></text:note-body></text:note></text:span><text:span text:style-name="T248"> </text:span><text:span text:style-name="T249">USB-stick</text:span><text:span text:style-name="T249"><text:note text:id="ftn5" text:note-class="footnote"><text:note-citation>2</text:note-citation><text:note-body><text:p text:style-name="P86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80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7">Ubuntu 20.04 LTS (Focal Fossa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6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5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79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49"> of </text:span><text:span text:style-name="T53">C</text:span><text:span text:style-name="T249">D</text:span><text:span text:style-name="T249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8">.</text:span></text:p>
            <text:p text:style-name="P24"><text:span text:style-name="T246">Opstartmenu/</text:span><text:span text:style-name="T247">boot menu</text:span><text:span text:style-name="T246"> </text:span><text:span text:style-name="T245">via </text:span><text:span text:style-name="Definition"><text:span text:style-name="T408">opstartmenu</text:span></text:span><text:span text:style-name="T245">, </text:span><text:span text:style-name="T246">instellingen/</text:span><text:span text:style-name="T247">setup</text:span><text:span text:style-name="T245"> via </text:span><text:span text:style-name="Definition"><text:span text:style-name="T408">instellingen</text:span></text:span><text:span text:style-name="T245">.</text:span></text:p>
          </table:table-cell>
        </table:table-row>
        <table:table-row table:style-name="TableLine94770188358528">
          <table:table-cell table:style-name="_32_._5f_Installatie_5f_uitvoeren.A1" office:value-type="string">
            <text:p text:style-name="P31"><text:span text:style-name="Strong_20_Emphasis"><text:span text:style-name="T108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61">Kies</text:span></text:span><text:span text:style-name="Strong_20_Emphasis"><text:span text:style-name="T63"> </text:span></text:span><text:span text:style-name="Strong_20_Emphasis"><text:span text:style-name="T162">als</text:span></text:span><text:span text:style-name="Strong_20_Emphasis"><text:span text:style-name="T64"> </text:span></text:span><text:span text:style-name="Strong_20_Emphasis"><text:span text:style-name="T65">mogelijk</text:span></text:span><text:span text:style-name="Strong_20_Emphasis"><text:span text:style-name="T63"> </text:span></text:span><text:span text:style-name="Strong_20_Emphasis"><text:span text:style-name="T66">met pijltjes-toetsen</text:span></text:span><text:span text:style-name="Strong_20_Emphasis"><text:span text:style-name="T67"> </text:span></text:span><text:span text:style-name="Strong_20_Emphasis"><text:span text:style-name="T206">Nederlands</text:span></text:span><text:span text:style-name="Strong_20_Emphasis"><text:span text:style-name="T68"> </text:span></text:span><text:span text:style-name="Strong_20_Emphasis"><text:span text:style-name="T66">en druk op </text:span></text:span><text:span text:style-name="Strong_20_Emphasis"><text:span text:style-name="T69">de </text:span></text:span><text:span text:style-name="Strong_20_Emphasis"><text:span text:style-name="T70">Enter</text:span></text:span><text:span text:style-name="Strong_20_Emphasis"><text:span text:style-name="T69">-toets.</text:span></text:span></text:p>
          </table:table-cell>
        </table:table-row>
        <table:table-row table:style-name="TableLine94770186634816">
          <table:table-cell table:style-name="_32_._5f_Installatie_5f_uitvoeren.A1" office:value-type="string">
            <text:p text:style-name="P31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13"><text:span text:style-name="T315">Kies </text:span><text:span text:style-name="T314">Ubuntu installeren </text:span><text:span text:style-name="Strong_20_Emphasis"><text:span text:style-name="T162">en druk op </text:span></text:span><text:span text:style-name="Strong_20_Emphasis"><text:span text:style-name="T163">de </text:span></text:span><text:span text:style-name="Strong_20_Emphasis"><text:span text:style-name="T164">Enter</text:span></text:span><text:span text:style-name="Strong_20_Emphasis"><text:span text:style-name="T163">-toets</text:span></text:span><text:span text:style-name="T315">.</text:span></text:p>
          </table:table-cell>
        </table:table-row>
        <table:table-row table:style-name="TableLine94770186635296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407"><text:s/></text:span></text:span><text:span text:style-name="T108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71">Op het </text:span></text:span><text:span text:style-name="Strong_20_Emphasis"><text:span text:style-name="T72">scherm </text:span></text:span><text:span text:style-name="Strong_20_Emphasis"><text:span text:style-name="T217">Wel</text:span></text:span><text:span text:style-name="Strong_20_Emphasis"><text:span text:style-name="T207">k</text:span></text:span><text:span text:style-name="Strong_20_Emphasis"><text:span text:style-name="T218">om</text:span></text:span><text:span text:style-name="Strong_20_Emphasis"><text:span text:style-name="T73"> </text:span></text:span><text:span text:style-name="Strong_20_Emphasis"><text:span text:style-name="T71">kies </text:span></text:span><text:span text:style-name="Strong_20_Emphasis"><text:span text:style-name="T209">Nederlands</text:span></text:span><text:span text:style-name="Strong_20_Emphasis"><text:span text:style-name="T60"> en klik op</text:span></text:span><text:span text:style-name="Strong_20_Emphasis"><text:span text:style-name="T74"> </text:span></text:span><text:span text:style-name="Strong_20_Emphasis"><text:span text:style-name="T210">Verder</text:span></text:span><text:span text:style-name="Strong_20_Emphasis"><text:span text:style-name="T60">.</text:span></text:span></text:p>
          </table:table-cell>
        </table:table-row>
        <table:table-row table:style-name="TableLine94770186636592">
          <table:table-cell table:style-name="_32_._5f_Installatie_5f_uitvoeren.A1" office:value-type="string">
            <text:p text:style-name="P31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9">O</text:span></text:span><text:span text:style-name="Strong_20_Emphasis"><text:span text:style-name="T170">p </text:span></text:span><text:span text:style-name="Strong_20_Emphasis"><text:span text:style-name="T171">het </text:span></text:span><text:span text:style-name="Strong_20_Emphasis"><text:span text:style-name="T172">scherm </text:span></text:span><text:span text:style-name="Strong_20_Emphasis"><text:span text:style-name="T219">Toetsenbord</text:span></text:span><text:span text:style-name="Strong_20_Emphasis"><text:span text:style-name="T220">indeling</text:span></text:span><text:span text:style-name="Strong_20_Emphasis"><text:span text:style-name="T172"> </text:span></text:span><text:span text:style-name="Strong_20_Emphasis"><text:span text:style-name="T173">controleer </text:span></text:span><text:span text:style-name="Strong_20_Emphasis"><text:span text:style-name="T174">de </text:span></text:span><text:span text:style-name="Strong_20_Emphasis"><text:span text:style-name="T175">te gebruiken </text:span></text:span><text:span text:style-name="Strong_20_Emphasis"><text:span text:style-name="T173">toetsenbordindeling </text:span></text:span><text:span text:style-name="Strong_20_Emphasis"><text:span text:style-name="T176">en </text:span></text:span><text:span text:style-name="Strong_20_Emphasis"><text:span text:style-name="T169">klik </text:span></text:span><text:span text:style-name="Strong_20_Emphasis"><text:span text:style-name="T172">op </text:span></text:span><text:span text:style-name="Strong_20_Emphasis"><text:span text:style-name="T214">Verder</text:span></text:span><text:span text:style-name="Strong_20_Emphasis"><text:span text:style-name="T172">.</text:span></text:span></text:p>
          </table:table-cell>
        </table:table-row>
        <table:table-row table:style-name="TableLine94770196500480">
          <table:table-cell table:style-name="_32_._5f_Installatie_5f_uitvoeren.A1" office:value-type="string">
            <text:p text:style-name="P31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5">Als </text:span></text:span><text:span text:style-name="Strong_20_Emphasis"><text:span text:style-name="T76">het </text:span></text:span><text:span text:style-name="Strong_20_Emphasis"><text:span text:style-name="T77">het scherm </text:span></text:span><text:span text:style-name="Strong_20_Emphasis"><text:span text:style-name="T221">Draadloos</text:span></text:span><text:span text:style-name="Strong_20_Emphasis"><text:span text:style-name="T77"> </text:span></text:span><text:span text:style-name="Strong_20_Emphasis"><text:span text:style-name="T76">verschijnt, </text:span></text:span><text:span text:style-name="Strong_20_Emphasis"><text:span text:style-name="T78">kies</text:span></text:span><text:span text:style-name="Strong_20_Emphasis"><text:span text:style-name="T77"> </text:span></text:span><text:span text:style-name="Strong_20_Emphasis"><text:span text:style-name="T78">een draadloos netwerk, maak </text:span></text:span><text:span text:style-name="Strong_20_Emphasis"><text:span text:style-name="T60">verbinding, </text:span></text:span><text:span text:style-name="Strong_20_Emphasis"><text:span text:style-name="T79">en klik</text:span></text:span><text:span text:style-name="Strong_20_Emphasis"><text:span text:style-name="T60"> </text:span></text:span><text:span text:style-name="Strong_20_Emphasis"><text:span text:style-name="T80">op </text:span></text:span><text:span text:style-name="Strong_20_Emphasis"><text:span text:style-name="T210">Verder</text:span></text:span><text:span text:style-name="Strong_20_Emphasis"><text:span text:style-name="T60">.</text:span></text:span></text:p>
          </table:table-cell>
        </table:table-row>
        <table:table-row table:style-name="TableLine94770196501072">
          <table:table-cell table:style-name="_32_._5f_Installatie_5f_uitvoeren.A1" office:value-type="string">
            <text:p text:style-name="P31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81">O</text:span></text:span><text:span text:style-name="Strong_20_Emphasis"><text:span text:style-name="T82">p het scherm </text:span></text:span><text:span text:style-name="Strong_20_Emphasis"><text:span text:style-name="T222">Bijgewerkte pakketten en andere programmatuur</text:span></text:span><text:span text:style-name="Strong_20_Emphasis"><text:span text:style-name="T223"> </text:span></text:span><text:span text:style-name="T60">klik op </text:span><text:span text:style-name="Strong_20_Emphasis"><text:span text:style-name="T209">Verder</text:span></text:span><text:span text:style-name="Strong_20_Emphasis"><text:span text:style-name="T60">.</text:span></text:span></text:p>
          </table:table-cell>
        </table:table-row>
        <table:table-row table:style-name="TableLine9477019650166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770196502256">
          <table:table-cell table:style-name="_32_._5f_Installatie_5f_uitvoeren.A1" office:value-type="string">
            <text:p text:style-name="P31"><text:span text:style-name="Strong_20_Emphasis"><text:span text:style-name="T407"><text:s/></text:span></text:span><text:span text:style-name="T108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81">O</text:span></text:span><text:span text:style-name="Strong_20_Emphasis"><text:span text:style-name="T83">p het scherm </text:span></text:span><text:span text:style-name="Strong_20_Emphasis"><text:span text:style-name="T224">Installatietype</text:span></text:span><text:span text:style-name="Strong_20_Emphasis"><text:span text:style-name="T177"> </text:span></text:span><text:span text:style-name="Strong_20_Emphasis"><text:span text:style-name="T178">selecteer</text:span></text:span><text:span text:style-name="Strong_20_Emphasis"><text:span text:style-name="T179"> </text:span></text:span><text:span text:style-name="Strong_20_Emphasis"><text:span text:style-name="T325">het gewenste </text:span></text:span><text:span text:style-name="Strong_20_Emphasis"><text:span text:style-name="T343">Installatie type</text:span></text:span><text:span text:style-name="Strong_20_Emphasis"><text:span text:style-name="T325">.</text:span></text:span></text:p>
          </table:table-cell>
        </table:table-row>
        <table:table-row table:style-name="TableLine9477019650284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26">K</text:span></text:span><text:span text:style-name="Strong_20_Emphasis"><text:span text:style-name="T84">lik op </text:span></text:span><text:span text:style-name="Strong_20_Emphasis"><text:span text:style-name="T225">OK</text:span></text:span><text:span text:style-name="Strong_20_Emphasis"><text:span text:style-name="T85"> en vervolgens op</text:span></text:span><text:span text:style-name="Strong_20_Emphasis"><text:span text:style-name="T84"> </text:span></text:span><text:span text:style-name="Strong_20_Emphasis"><text:span text:style-name="T215">I</text:span></text:span><text:span text:style-name="Strong_20_Emphasis"><text:span text:style-name="T216">nstalle</text:span></text:span><text:span text:style-name="Strong_20_Emphasis"><text:span text:style-name="T215">e</text:span></text:span><text:span text:style-name="Strong_20_Emphasis"><text:span text:style-name="T216">r </text:span></text:span><text:span text:style-name="Strong_20_Emphasis"><text:span text:style-name="T215">nu</text:span></text:span><text:span text:style-name="Strong_20_Emphasis"><text:span text:style-name="T84">.</text:span></text:span></text:p>
          </table:table-cell>
        </table:table-row>
        <table:table-row table:style-name="TableLine9477019650344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770196504032">
          <table:table-cell table:style-name="_32_._5f_Installatie_5f_uitvoeren.A1" office:value-type="string">
            <text:p text:style-name="P54"><text:span text:style-name="Strong_20_Emphasis"><text:span text:style-name="T407"><text:s/></text:span></text:span><text:span text:style-name="T108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5">C</text:span></text:span><text:span text:style-name="Strong_20_Emphasis"><text:span text:style-name="T86">ontroleer de </text:span></text:span><text:span text:style-name="Strong_20_Emphasis"><text:span text:style-name="T87">voorgestelde </text:span></text:span><text:span text:style-name="Strong_20_Emphasis"><text:span text:style-name="T86">schijfindelin</text:span></text:span><text:span text:style-name="Strong_20_Emphasis"><text:span text:style-name="T88">g,</text:span></text:span><text:span text:style-name="Strong_20_Emphasis"><text:span text:style-name="T86"> </text:span></text:span><text:span text:style-name="Strong_20_Emphasis"><text:span text:style-name="T89">kies de gewenste schijf, </text:span></text:span><text:span text:style-name="Strong_20_Emphasis"><text:span text:style-name="T88">en </text:span></text:span><text:span text:style-name="Strong_20_Emphasis"><text:span text:style-name="T327">k</text:span></text:span><text:span text:style-name="Strong_20_Emphasis"><text:span text:style-name="T325">lik op </text:span></text:span><text:span text:style-name="Strong_20_Emphasis"><text:span text:style-name="T343">I</text:span></text:span><text:span text:style-name="Strong_20_Emphasis"><text:span text:style-name="T344">nstalle</text:span></text:span><text:span text:style-name="Strong_20_Emphasis"><text:span text:style-name="T343">e</text:span></text:span><text:span text:style-name="Strong_20_Emphasis"><text:span text:style-name="T344">r </text:span></text:span><text:span text:style-name="Strong_20_Emphasis"><text:span text:style-name="T343">nu</text:span></text:span><text:span text:style-name="Strong_20_Emphasis"><text:span text:style-name="T325">.</text:span></text:span></text:p>
          </table:table-cell>
        </table:table-row>
        <table:table-row table:style-name="TableLine9477019650462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770196505216">
          <table:table-cell table:style-name="_32_._5f_Installatie_5f_uitvoeren.A1" office:value-type="string">
            <text:p text:style-name="P52"><text:span text:style-name="Strong_20_Emphasis"><text:span text:style-name="T407"><text:s/></text:span></text:span><text:span text:style-name="Strong_20_Emphasis"><text:span text:style-name="T108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81">O</text:span></text:span><text:span text:style-name="Strong_20_Emphasis"><text:span text:style-name="T83">p het scherm </text:span></text:span><text:span text:style-name="Strong_20_Emphasis"><text:span text:style-name="T224">Wilt u deze aanpassingen wegschrijven naar de schijven? </text:span></text:span><text:span text:style-name="Strong_20_Emphasis"><text:span text:style-name="T90">controleer de </text:span></text:span><text:span text:style-name="Strong_20_Emphasis"><text:span text:style-name="T91">partities</text:span></text:span><text:span text:style-name="Strong_20_Emphasis"><text:span text:style-name="T90"> </text:span></text:span><text:span text:style-name="Strong_20_Emphasis"><text:span text:style-name="T92">die </text:span></text:span><text:span text:style-name="Strong_20_Emphasis"><text:span text:style-name="T93">geformatteerd</text:span></text:span><text:span text:style-name="Strong_20_Emphasis"><text:span text:style-name="T92"> worden </text:span></text:span><text:span text:style-name="Strong_20_Emphasis"><text:span text:style-name="T90">en </text:span></text:span><text:span text:style-name="Strong_20_Emphasis"><text:span text:style-name="T81">klik </text:span></text:span><text:span text:style-name="Strong_20_Emphasis"><text:span text:style-name="T84">op </text:span></text:span><text:span text:style-name="Strong_20_Emphasis"><text:span text:style-name="T211">Verder</text:span></text:span><text:span text:style-name="Strong_20_Emphasis"><text:span text:style-name="T84">.</text:span></text:span></text:p>
          </table:table-cell>
        </table:table-row>
        <table:table-row table:style-name="TableLine9477019650580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770196506400">
          <table:table-cell table:style-name="_32_._5f_Installatie_5f_uitvoeren.A1" office:value-type="string">
            <text:p text:style-name="P31"><text:span text:style-name="Strong_20_Emphasis"><text:span text:style-name="T407"><text:s/></text:span></text:span><text:span text:style-name="T108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28">O</text:span></text:span><text:span text:style-name="Strong_20_Emphasis"><text:span text:style-name="T329">p </text:span></text:span><text:span text:style-name="Strong_20_Emphasis"><text:span text:style-name="T330">het </text:span></text:span><text:span text:style-name="Strong_20_Emphasis"><text:span text:style-name="T331">scherm </text:span></text:span><text:span text:style-name="Strong_20_Emphasis"><text:span text:style-name="T345">Waar bevindt u zich?</text:span></text:span><text:span text:style-name="Strong_20_Emphasis"><text:span text:style-name="T331"> </text:span></text:span><text:span text:style-name="Strong_20_Emphasis"><text:span text:style-name="T332">controleer </text:span></text:span><text:span text:style-name="Strong_20_Emphasis"><text:span text:style-name="T333">de </text:span></text:span><text:span text:style-name="Strong_20_Emphasis"><text:span text:style-name="T332">locatie en </text:span></text:span><text:span text:style-name="Strong_20_Emphasis"><text:span text:style-name="T328">klik </text:span></text:span><text:span text:style-name="Strong_20_Emphasis"><text:span text:style-name="T331">op </text:span></text:span><text:span text:style-name="Strong_20_Emphasis"><text:span text:style-name="T345">Verder</text:span></text:span><text:span text:style-name="Strong_20_Emphasis"><text:span text:style-name="T331">.</text:span></text:span></text:p>
          </table:table-cell>
        </table:table-row>
        <table:table-row table:style-name="TableLine94770196506992">
          <table:table-cell table:style-name="_32_._5f_Installatie_5f_uitvoeren.A1" office:value-type="string">
            <text:p text:style-name="P31"><text:span text:style-name="Strong_20_Emphasis"><text:span text:style-name="T407"/></text:span></text:p>
          </table:table-cell>
          <table:table-cell table:style-name="_32_._5f_Installatie_5f_uitvoeren.A1" office:value-type="string">
            <text:p text:style-name="P6"><text:span text:style-name="T346">Op </text:span><text:span text:style-name="T347">het </text:span><text:span text:style-name="T345">scherm </text:span><text:span text:style-name="Strong_20_Emphasis"><text:span text:style-name="T345">Wie bent u?</text:span></text:span><text:span text:style-name="T345"> </text:span><text:span text:style-name="T346">vul </text:span><text:span text:style-name="T348">in </text:span><text:span text:style-name="Strong_20_Emphasis"><text:span text:style-name="T349">Uw n</text:span></text:span><text:span text:style-name="Strong_20_Emphasis"><text:span text:style-name="T350">aam</text:span></text:span><text:span text:style-name="Strong_20_Emphasis"><text:span text:style-name="T334"> </text:span></text:span><text:span text:style-name="Definition"><text:span text:style-name="T409">gebruiker</text:span></text:span><text:span text:style-name="Strong_20_Emphasis"><text:span text:style-name="T335">, <text:line-break/></text:span></text:span><text:span text:style-name="Strong_20_Emphasis"><text:span text:style-name="T350">Naam </text:span></text:span><text:span text:style-name="Strong_20_Emphasis"><text:span text:style-name="T349">van uw </text:span></text:span><text:span text:style-name="Strong_20_Emphasis"><text:span text:style-name="T351">computer</text:span></text:span><text:span text:style-name="Definition"><text:span text:style-name="T405"> </text:span></text:span><text:span text:style-name="Definition"><text:span text:style-name="T409">computernaam</text:span></text:span><text:span text:style-name="Strong_20_Emphasis"><text:span text:style-name="T334">,<text:line-break/></text:span></text:span><text:span text:style-name="Strong_20_Emphasis"><text:span text:style-name="T349">Kies een g</text:span></text:span><text:span text:style-name="Strong_20_Emphasis"><text:span text:style-name="T351">ebruikersnaam</text:span></text:span><text:span text:style-name="Strong_20_Emphasis"><text:span text:style-name="T334"> </text:span></text:span><text:span text:style-name="Definition"><text:span text:style-name="T409">gebruikersnaam</text:span></text:span><text:span text:style-name="Strong_20_Emphasis"><text:span text:style-name="T334">,<text:line-break/></text:span></text:span><text:span text:style-name="Strong_20_Emphasis"><text:span text:style-name="T336">g</text:span></text:span><text:span text:style-name="Strong_20_Emphasis"><text:span text:style-name="T324">eef tweemaal een </text:span></text:span><text:span text:style-name="Strong_20_Emphasis"><text:span text:style-name="T342">wachtwoord</text:span></text:span><text:span text:style-name="Strong_20_Emphasis"><text:span text:style-name="T324">,</text:span></text:span><text:span text:style-name="Strong_20_Emphasis"><text:span text:style-name="T339"> </text:span></text:span><text:span text:style-name="Strong_20_Emphasis"><text:span text:style-name="T340">en</text:span></text:span><text:span text:style-name="Strong_20_Emphasis"><text:span text:style-name="T339"> </text:span></text:span><text:span text:style-name="Strong_20_Emphasis"><text:span text:style-name="T341">k</text:span></text:span><text:span text:style-name="Strong_20_Emphasis"><text:span text:style-name="T324">lik op </text:span></text:span><text:span text:style-name="Strong_20_Emphasis"><text:span text:style-name="T342">Verder</text:span></text:span><text:span text:style-name="Strong_20_Emphasis"><text:span text:style-name="T324">.</text:span></text:span></text:p>
          </table:table-cell>
        </table:table-row>
        <table:table-row table:style-name="TableLine94770196507584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70196508176">
          <table:table-cell table:style-name="_32_._5f_Installatie_5f_uitvoeren.A1" office:value-type="string">
            <text:p text:style-name="P31"><text:span text:style-name="Strong_20_Emphasis"><text:span text:style-name="T407"><text:s/></text:span></text:span><text:span text:style-name="T108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37">O</text:span></text:span><text:span text:style-name="Strong_20_Emphasis"><text:span text:style-name="T338">p het scherm </text:span></text:span><text:span text:style-name="Strong_20_Emphasis"><text:span text:style-name="T352">Installatie voltooid</text:span></text:span><text:span text:style-name="Strong_20_Emphasis"><text:span text:style-name="T338"> </text:span></text:span><text:span text:style-name="Strong_20_Emphasis"><text:span text:style-name="T337">klik </text:span></text:span><text:span text:style-name="Strong_20_Emphasis"><text:span text:style-name="T324">op </text:span></text:span><text:span text:style-name="Strong_20_Emphasis"><text:span text:style-name="T342">Nu herstarten</text:span></text:span><text:span text:style-name="Strong_20_Emphasis"><text:span text:style-name="T324">.</text:span></text:span></text:p>
          </table:table-cell>
        </table:table-row>
        <table:table-row table:style-name="TableLine94770196447232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70196447824">
          <table:table-cell table:style-name="_32_._5f_Installatie_5f_uitvoeren.A1" office:value-type="string">
            <text:p text:style-name="P31"><text:span text:style-name="Strong_20_Emphasis"><text:span text:style-name="T108"><text:s/></text:span></text:span><text:span text:style-name="Strong_20_Emphasis"><text:span text:style-name="T159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80">Verwijder </text:span></text:span><text:span text:style-name="Strong_20_Emphasis"><text:span text:style-name="T181">het </text:span></text:span><text:span text:style-name="Strong_20_Emphasis"><text:span text:style-name="T180">installatiemedium (</text:span></text:span><text:span text:style-name="Strong_20_Emphasis"><text:span text:style-name="T182">USB-stick of </text:span></text:span><text:span text:style-name="Strong_20_Emphasis"><text:span text:style-name="T166">C</text:span></text:span><text:span text:style-name="Strong_20_Emphasis"><text:span text:style-name="T182">D</text:span></text:span><text:span text:style-name="Strong_20_Emphasis"><text:span text:style-name="T59"><text:note-ref text:note-class="footnote" text:reference-format="text" text:ref-name="ftn6">3</text:note-ref></text:span></text:span><text:span text:style-name="Strong_20_Emphasis"><text:span text:style-name="T180">) </text:span></text:span><text:span text:style-name="Strong_20_Emphasis"><text:span text:style-name="T183">en</text:span></text:span><text:span text:style-name="Strong_20_Emphasis"><text:span text:style-name="T180"> </text:span></text:span><text:span text:style-name="Strong_20_Emphasis"><text:span text:style-name="T184">druk </text:span></text:span><text:span text:style-name="Strong_20_Emphasis"><text:span text:style-name="T185">op</text:span></text:span><text:span text:style-name="Strong_20_Emphasis"><text:span text:style-name="T184"> </text:span></text:span><text:span text:style-name="Strong_20_Emphasis"><text:span text:style-name="T163">de </text:span></text:span><text:span text:style-name="Strong_20_Emphasis"><text:span text:style-name="T164">Enter</text:span></text:span><text:span text:style-name="Strong_20_Emphasis"><text:span text:style-name="T163">-toets</text:span></text:span><text:span text:style-name="Strong_20_Emphasis"><text:span text:style-name="T186">.</text:span></text:span></text:p>
          </table:table-cell>
        </table:table-row>
      </table:table>
      <text:p text:style-name="P23"><text:span text:style-name="Strong_20_Emphasis"><text:span text:style-name="T184"/></text:span></text:p>
      <text:list xml:id="list125454042437663" text:continue-numbering="true" text:style-name="L1">
        <text:list-item>
          <text:p text:style-name="P94"><text:span text:style-name="Strong_20_Emphasis"><text:span text:style-name="T226">Installatie </text:span></text:span><text:span text:style-name="Strong_20_Emphasis"><text:span text:style-name="T227">afronden</text:span></text:span></text:p>
        </text:list-item>
      </text:list>
      <text:p text:style-name="P27"><text:span text:style-name="Strong_20_Emphasis"><text:span text:style-name="T9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70196569776">
          <table:table-cell table:style-name="_33_._5f_Installatie_5f_afronden.A1" office:value-type="string">
            <text:p text:style-name="P32"><text:span text:style-name="Strong_20_Emphasis"><text:span text:style-name="T108"><text:s/></text:span></text:span><text:span text:style-name="Strong_20_Emphasis"><text:span text:style-name="T159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94">Aanmelden als </text:span></text:span><text:span text:style-name="Definition"><text:span text:style-name="T401">gebruiker</text:span></text:span><text:span text:style-name="Strong_20_Emphasis"><text:span text:style-name="T94">.</text:span></text:span></text:p>
          </table:table-cell>
        </table:table-row>
        <table:table-row table:style-name="TableLine94770186629120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30"><text:span text:style-name="Strong_20_Emphasis"><text:span text:style-name="T187"/></text:span></text:p>
          </table:table-cell>
        </table:table-row>
        <table:table-row table:style-name="TableLine94770191631456">
          <table:table-cell table:style-name="_33_._5f_Installatie_5f_afronden.A1" office:value-type="string">
            <text:p text:style-name="P32"><text:span text:style-name="Strong_20_Emphasis"><text:span text:style-name="T108"><text:s/></text:span></text:span><text:span text:style-name="Strong_20_Emphasis"><text:span text:style-name="T159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81">O</text:span></text:span><text:span text:style-name="Strong_20_Emphasis"><text:span text:style-name="T83">p </text:span></text:span><text:span text:style-name="Strong_20_Emphasis"><text:span text:style-name="T95">de volgende schermen volg de aanwijzingen en klik op</text:span></text:span><text:span text:style-name="Strong_20_Emphasis"><text:span text:style-name="T187"> </text:span></text:span><text:span text:style-name="Strong_20_Emphasis"><text:span text:style-name="T228">Volgende</text:span></text:span><text:span text:style-name="Strong_20_Emphasis"><text:span text:style-name="T187">.</text:span></text:span></text:p>
          </table:table-cell>
        </table:table-row>
        <table:table-row table:style-name="TableLine94770191632048">
          <table:table-cell table:style-name="_33_._5f_Installatie_5f_afronden.A1" office:value-type="string">
            <text:p text:style-name="P32"><text:span text:style-name="Strong_20_Emphasis"><text:span text:style-name="T108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81">O</text:span></text:span><text:span text:style-name="Strong_20_Emphasis"><text:span text:style-name="T83">p het </text:span></text:span><text:span text:style-name="Strong_20_Emphasis"><text:span text:style-name="T95">laatste </text:span></text:span><text:span text:style-name="Strong_20_Emphasis"><text:span text:style-name="T83">scherm </text:span></text:span><text:span text:style-name="Strong_20_Emphasis"><text:span text:style-name="T229">Klaar om te beginnen </text:span></text:span><text:span text:style-name="Strong_20_Emphasis"><text:span text:style-name="T187">klik op </text:span></text:span><text:span text:style-name="Strong_20_Emphasis"><text:span text:style-name="T228">Vol</text:span></text:span><text:span text:style-name="Strong_20_Emphasis"><text:span text:style-name="T230">tooid</text:span></text:span><text:span text:style-name="Strong_20_Emphasis"><text:span text:style-name="T187">.</text:span></text:span></text:p>
          </table:table-cell>
        </table:table-row>
        <table:table-row table:style-name="TableLine94770191632640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770191633232">
          <table:table-cell table:style-name="_33_._5f_Installatie_5f_afronden.A1" office:value-type="string">
            <text:p text:style-name="P32"><text:span text:style-name="Strong_20_Emphasis"><text:span text:style-name="T108"><text:s/></text:span></text:span><text:span text:style-name="Strong_20_Emphasis"><text:span text:style-name="T159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6">Voeg </text:span></text:span><text:span text:style-name="Strong_20_Emphasis"><text:span text:style-name="T97">eventuele </text:span></text:span><text:span text:style-name="Strong_20_Emphasis"><text:span text:style-name="T98">extra </text:span></text:span><text:span text:style-name="Definition"><text:span text:style-name="T5">gebruiker</text:span></text:span><text:span text:style-name="Strong_20_Emphasis"><text:span text:style-name="T188">s</text:span></text:span><text:span text:style-name="Strong_20_Emphasis"><text:span text:style-name="T190"> </text:span></text:span><text:span text:style-name="Strong_20_Emphasis"><text:span text:style-name="T189">toe </text:span></text:span><text:span text:style-name="Strong_20_Emphasis"><text:span text:style-name="T110">via </text:span></text:span><text:span text:style-name="Strong_20_Emphasis"><text:span text:style-name="T120">een </text:span></text:span><text:span text:style-name="Strong_20_Emphasis"><text:span text:style-name="T126">druk op de </text:span></text:span><text:span text:style-name="Strong_20_Emphasis"><text:span text:style-name="T123">Super</text:span></text:span><text:span text:style-name="Strong_20_Emphasis"><text:span text:style-name="T126">-toets</text:span></text:span><text:span text:style-name="Strong_20_Emphasis"><text:span text:style-name="T126"><text:note text:id="ftn7" text:note-class="footnote"><text:note-citation>1</text:note-citation><text:note-body><text:p text:style-name="P89"><text:span text:style-name="T283">De </text:span><text:span text:style-name="T284">Super</text:span><text:span text:style-name="T283">-toets is de Windows</text:span><text:span text:style-name="T285">-</text:span><text:span text:style-name="T286">toets</text:span><text:span text:style-name="T283">, </text:span><text:span text:style-name="T285">C</text:span><text:span text:style-name="T283">ommand-</text:span><text:span text:style-name="T286">toets</text:span><text:span text:style-name="T283">, of </text:span><text:span text:style-name="T285">V</text:span><text:span text:style-name="T283">ergrootglas-toets.</text:span>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97">geb</text:span></text:span><text:span text:style-name="Strong_20_Emphasis"><text:span text:style-name="T198">r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0">n </text:span></text:span><text:span text:style-name="Strong_20_Emphasis"><text:span text:style-name="T128">k</text:span></text:span><text:span text:style-name="Strong_20_Emphasis"><text:span text:style-name="T110">lik </text:span></text:span><text:span text:style-name="Strong_20_Emphasis"><text:span text:style-name="T135">bij </text:span></text:span><text:span text:style-name="Strong_20_Emphasis"><text:span text:style-name="T212">Instellingen </text:span></text:span><text:span text:style-name="Strong_20_Emphasis"><text:span text:style-name="T136">rechts o</text:span></text:span><text:span text:style-name="Strong_20_Emphasis"><text:span text:style-name="T110">p </text:span></text:span><text:span text:style-name="Strong_20_Emphasis"><text:span text:style-name="T213">Gebruikers</text:span></text:span><text:span text:style-name="Strong_20_Emphasis"><text:span text:style-name="T137">.</text:span></text:span></text:p>
          </table:table-cell>
        </table:table-row>
        <table:table-row table:style-name="TableLine94770191633824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51"><text:span text:style-name="Strong_20_Emphasis"><text:span text:style-name="T167">Klik links</text:span></text:span><text:span text:style-name="Strong_20_Emphasis"><text:span text:style-name="T191"> </text:span></text:span><text:span text:style-name="Strong_20_Emphasis"><text:span text:style-name="T138">op </text:span></text:span><text:span text:style-name="Strong_20_Emphasis"><text:span text:style-name="T199">Ontgrendelen</text:span></text:span><text:span text:style-name="Strong_20_Emphasis"><text:span text:style-name="T138"> </text:span></text:span><text:span text:style-name="Strong_20_Emphasis"><text:span text:style-name="T139">en daarna op </text:span></text:span><text:span text:style-name="Strong_20_Emphasis"><text:span text:style-name="T236">Gebruik</text:span></text:span><text:span text:style-name="Strong_20_Emphasis"><text:span text:style-name="T237">er</text:span></text:span><text:span text:style-name="Strong_20_Emphasis"><text:span text:style-name="T236"> toevoegen</text:span></text:span><text:span text:style-name="Strong_20_Emphasis"><text:span text:style-name="T139">.</text:span></text:span></text:p>
          </table:table-cell>
        </table:table-row>
        <table:table-row table:style-name="TableLine94770200100864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51"><text:span text:style-name="Strong_20_Emphasis"><text:span text:style-name="T191">Sluit </text:span></text:span><text:span text:style-name="Strong_20_Emphasis"><text:span text:style-name="T236">Gebruiker toevoegen</text:span></text:span><text:span text:style-name="Strong_20_Emphasis"><text:span text:style-name="T139">.</text:span></text:span></text:p>
          </table:table-cell>
        </table:table-row>
        <table:table-row table:style-name="TableLine94770200101456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770200102048">
          <table:table-cell table:style-name="_33_._5f_Installatie_5f_afronden.A1" office:value-type="string">
            <text:p text:style-name="P39"><text:span text:style-name="Strong_20_Emphasis"><text:span text:style-name="T108"><text:s/></text:span></text:span><text:span text:style-name="Strong_20_Emphasis"><text:span text:style-name="T159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9">Controleer </text:span></text:span><text:span text:style-name="Strong_20_Emphasis"><text:span text:style-name="T100">of er </text:span></text:span><text:span text:style-name="Strong_20_Emphasis"><text:span text:style-name="T101">extra stuurprogramma's zijn</text:span></text:span><text:span text:style-name="Strong_20_Emphasis"><text:span text:style-name="T100"> </text:span></text:span><text:span text:style-name="Strong_20_Emphasis"><text:span text:style-name="T102">via </text:span></text:span><text:span text:style-name="Strong_20_Emphasis"><text:span text:style-name="T120">een </text:span></text:span><text:span text:style-name="Strong_20_Emphasis"><text:span text:style-name="T140">druk</text:span></text:span><text:span text:style-name="Strong_20_Emphasis"><text:span text:style-name="T120"> op</text:span></text:span><text:span text:style-name="Strong_20_Emphasis"><text:span text:style-name="T141"> de </text:span></text:span><text:span text:style-name="Strong_20_Emphasis"><text:span text:style-name="T123">Super</text:span></text:span><text:span text:style-name="Strong_20_Emphasis"><text:span text:style-name="T141">-toets</text:span></text:span><text:span text:style-name="Strong_20_Emphasis"><text:span text:style-name="T58"><text:note-ref text:note-class="footnote" text:reference-format="text" text:ref-name="ftn7">1</text:note-ref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200">stu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0">n </text:span></text:span><text:span text:style-name="Strong_20_Emphasis"><text:span text:style-name="T128">k</text:span></text:span><text:span text:style-name="Strong_20_Emphasis"><text:span text:style-name="T110">lik op het pictogram van</text:span></text:span><text:span text:style-name="Strong_20_Emphasis"><text:span text:style-name="T142"> </text:span></text:span><text:span text:style-name="Strong_20_Emphasis"><text:span text:style-name="T201">Ex</text:span></text:span><text:span text:style-name="Strong_20_Emphasis"><text:span text:style-name="T202">tra stuurprogramma's</text:span></text:span><text:span text:style-name="Strong_20_Emphasis"><text:span text:style-name="T120">.</text:span></text:span></text:p>
          </table:table-cell>
        </table:table-row>
        <table:table-row table:style-name="TableLine94770200102640">
          <table:table-cell table:style-name="_33_._5f_Installatie_5f_afronden.A1" office:value-type="string">
            <text:p text:style-name="P41"><text:span text:style-name="Strong_20_Emphasis"><text:span text:style-name="T108"/></text:span></text:p>
          </table:table-cell>
          <table:table-cell table:style-name="_33_._5f_Installatie_5f_afronden.A1" office:value-type="string">
            <text:p text:style-name="P22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770200103232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770200103824">
          <table:table-cell table:style-name="_33_._5f_Installatie_5f_afronden.A1" office:value-type="string">
            <text:p text:style-name="P32"><text:span text:style-name="Strong_20_Emphasis"><text:span text:style-name="T108"><text:s/></text:span></text:span><text:span text:style-name="Strong_20_Emphasis"><text:span text:style-name="T159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9">Controleer </text:span></text:span><text:span text:style-name="Strong_20_Emphasis"><text:span text:style-name="T100">of er updates zijn </text:span></text:span><text:span text:style-name="Strong_20_Emphasis"><text:span text:style-name="T102">via </text:span></text:span><text:span text:style-name="Strong_20_Emphasis"><text:span text:style-name="T120">een </text:span></text:span><text:span text:style-name="Strong_20_Emphasis"><text:span text:style-name="T140">druk</text:span></text:span><text:span text:style-name="Strong_20_Emphasis"><text:span text:style-name="T120"> op</text:span></text:span><text:span text:style-name="Strong_20_Emphasis"><text:span text:style-name="T141"> de </text:span></text:span><text:span text:style-name="Strong_20_Emphasis"><text:span text:style-name="T123">Super</text:span></text:span><text:span text:style-name="Strong_20_Emphasis"><text:span text:style-name="T141">-toets</text:span></text:span><text:span text:style-name="Strong_20_Emphasis"><text:span text:style-name="T58"><text:note-ref text:note-class="footnote" text:reference-format="text" text:ref-name="ftn7">1</text:note-ref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203">upd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0">n </text:span></text:span><text:span text:style-name="Strong_20_Emphasis"><text:span text:style-name="T128">k</text:span></text:span><text:span text:style-name="Strong_20_Emphasis"><text:span text:style-name="T110">lik op het pictogram van </text:span></text:span><text:span text:style-name="Strong_20_Emphasis"><text:span text:style-name="T238">Updatebeheer</text:span></text:span><text:span text:style-name="Strong_20_Emphasis"><text:span text:style-name="T141">.</text:span></text:span></text:p>
          </table:table-cell>
        </table:table-row>
        <table:table-row table:style-name="TableLine94770200104416">
          <table:table-cell table:style-name="_33_._5f_Installatie_5f_afronden.A1" office:value-type="string">
            <text:p text:style-name="P32"><text:span text:style-name="Strong_20_Emphasis"><text:span text:style-name="T108"/></text:span></text:p>
          </table:table-cell>
          <table:table-cell table:style-name="_33_._5f_Installatie_5f_afronden.A1" office:value-type="string">
            <text:p text:style-name="P30"><text:span text:style-name="T316">Als</text:span><text:span text:style-name="T317"> </text:span><text:span text:style-name="T318">er </text:span><text:span text:style-name="T317">updates beschikbaar zijn, k</text:span><text:span text:style-name="T319">lik op </text:span><text:span text:style-name="Strong_20_Emphasis"><text:span text:style-name="T319">Nu installeren</text:span></text:span><text:span text:style-name="T319">.</text:span></text:p>
          </table:table-cell>
        </table:table-row>
        <table:table-row table:style-name="TableLine94770200105008">
          <table:table-cell table:style-name="_33_._5f_Installatie_5f_afronden.A1" office:value-type="string">
            <text:p text:style-name="P32"><text:span text:style-name="Strong_20_Emphasis"><text:span text:style-name="T159"/></text:span></text:p>
          </table:table-cell>
          <table:table-cell table:style-name="_33_._5f_Installatie_5f_afronden.A1" office:value-type="string">
            <text:p text:style-name="P30"><text:span text:style-name="T320">A</text:span><text:span text:style-name="T407">ls </text:span><text:span text:style-name="Strong_20_Emphasis"><text:span text:style-name="T321">Updatebeheer </text:span></text:span><text:span text:style-name="T407">hierom vraagt, </text:span><text:span text:style-name="T410">h</text:span><text:span text:style-name="T407">erstart </text:span><text:span text:style-name="T411">de</text:span><text:span text:style-name="T407"> computer </text:span><text:span text:style-name="T412">en daarna weer aanmelden als </text:span><text:span text:style-name="Definition"><text:span text:style-name="T404">gebruiker</text:span></text:span><text:span text:style-name="T407">.</text:span></text:p>
          </table:table-cell>
        </table:table-row>
        <table:table-row table:style-name="TableLine94770200105600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770200106192">
          <table:table-cell table:style-name="_33_._5f_Installatie_5f_afronden.A1" office:value-type="string">
            <text:p text:style-name="P31"><text:span text:style-name="Strong_20_Emphasis"><text:span text:style-name="T108"><text:s/></text:span></text:span><text:span text:style-name="Strong_20_Emphasis"><text:span text:style-name="T159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8">Installeer </text:span></text:span><text:span text:style-name="Strong_20_Emphasis"><text:span text:style-name="T109">pakket kz</text:span></text:span><text:span text:style-name="Strong_20_Emphasis"><text:span text:style-name="T108"> </text:span></text:span><text:span text:style-name="Strong_20_Emphasis"><text:span text:style-name="T110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110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94">Terminalvenster</text:span></text:span><text:span text:style-name="Strong_20_Emphasis"><text:span text:style-name="T110"> met toetscombinatie <text:line-break/></text:span></text:span><text:span text:style-name="Strong_20_Emphasis"><text:span text:style-name="T111">Ctrl</text:span></text:span><text:span text:style-name="Strong_20_Emphasis"><text:span text:style-name="T110"> </text:span></text:span><text:span text:style-name="Strong_20_Emphasis"><text:span text:style-name="T111">Alt</text:span></text:span><text:span text:style-name="Strong_20_Emphasis"><text:span text:style-name="T110"> </text:span></text:span><text:span text:style-name="Strong_20_Emphasis"><text:span text:style-name="T111">T</text:span></text:span><text:span text:style-name="Strong_20_Emphasis"><text:span text:style-name="T112">. </text:span></text:span></text:p>
          </table:table-cell>
        </table:table-row>
        <table:table-row table:style-name="TableLine94770200106784">
          <table:table-cell table:style-name="_33_._5f_Installatie_5f_afronden.A1" office:value-type="string">
            <text:p text:style-name="P36"><text:span text:style-name="Strong_20_Emphasis"><text:span text:style-name="T108"/></text:span></text:p>
          </table:table-cell>
          <table:table-cell table:style-name="_33_._5f_Installatie_5f_afronden.A1" office:value-type="string">
            <text:p text:style-name="P38"><text:span text:style-name="T413">Typ</text:span>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43">z</text:span></text:span><text:span text:style-name="Strong_20_Emphasis"><text:span text:style-name="T112">e </text:span></text:span><text:span text:style-name="Strong_20_Emphasis"><text:span text:style-name="T117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4770200107376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407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 table:style-name="TableLine94770200107968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770200108560">
          <table:table-cell table:style-name="_33_._5f_Installatie_5f_afronden.A1" office:value-type="string">
            <text:p text:style-name="P32"><text:span text:style-name="Strong_20_Emphasis"><text:span text:style-name="T108"><text:s/></text:span></text:span><text:span text:style-name="Strong_20_Emphasis"><text:span text:style-name="T159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44">Rond de</text:span></text:span><text:span text:style-name="Strong_20_Emphasis"><text:span text:style-name="T145"> installatie </text:span></text:span><text:span text:style-name="Strong_20_Emphasis"><text:span text:style-name="T144">af </text:span></text:span><text:span text:style-name="Strong_20_Emphasis"><text:span text:style-name="T110">via </text:span></text:span><text:span text:style-name="Strong_20_Emphasis"><text:span text:style-name="T146">een</text:span></text:span><text:span text:style-name="Strong_20_Emphasis"><text:span text:style-name="T147"> druk</text:span></text:span><text:span text:style-name="Strong_20_Emphasis"><text:span text:style-name="T146"> op</text:span></text:span><text:span text:style-name="Strong_20_Emphasis"><text:span text:style-name="T141"> de </text:span></text:span><text:span text:style-name="Strong_20_Emphasis"><text:span text:style-name="T123">Super</text:span></text:span><text:span text:style-name="Strong_20_Emphasis"><text:span text:style-name="T141">-toets</text:span></text:span><text:span text:style-name="Strong_20_Emphasis"><text:span text:style-name="T58"><text:note-ref text:note-class="footnote" text:reference-format="text" text:ref-name="ftn7">1</text:note-ref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204">men</text:span></text:span><text:span text:style-name="Strong_20_Emphasis"><text:span text:style-name="T196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0">n </text:span></text:span><text:span text:style-name="Strong_20_Emphasis"><text:span text:style-name="T128">k</text:span></text:span><text:span text:style-name="Strong_20_Emphasis"><text:span text:style-name="T110">lik op het pictogram van </text:span></text:span><text:span text:style-name="Strong_20_Emphasis"><text:span text:style-name="T231">Installatiem</text:span></text:span><text:span text:style-name="Strong_20_Emphasis"><text:span text:style-name="T232">enu</text:span></text:span><text:span text:style-name="Strong_20_Emphasis"><text:span text:style-name="T126">.</text:span></text:span></text:p>
          </table:table-cell>
        </table:table-row>
        <table:table-row table:style-name="TableLine94770200158208">
          <table:table-cell table:style-name="_33_._5f_Installatie_5f_afronden.A1" office:value-type="string">
            <text:p text:style-name="P32"><text:span text:style-name="Strong_20_Emphasis"><text:span text:style-name="T108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48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239">3</text:span></text:span><text:span text:style-name="Strong_20_Emphasis"><text:span text:style-name="T192"> </text:span></text:span><text:span text:style-name="Strong_20_Emphasis"><text:span text:style-name="T240">Installatie</text:span></text:span><text:span text:style-name="Strong_20_Emphasis"><text:span text:style-name="T241"> </text:span></text:span><text:span text:style-name="Strong_20_Emphasis"><text:span text:style-name="T242">afronden</text:span></text:span><text:span text:style-name="Strong_20_Emphasis"><text:span text:style-name="T148"> </text:span></text:span><text:span text:style-name="Strong_20_Emphasis"><text:span text:style-name="T132">en </text:span></text:span><text:span text:style-name="Strong_20_Emphasis"><text:span text:style-name="T149">v</text:span></text:span><text:span text:style-name="Strong_20_Emphasis"><text:span text:style-name="T119">olg de aanwijzingen op het scherm</text:span></text:span><text:span text:style-name="Strong_20_Emphasis"><text:span text:style-name="T193"><text:note text:id="ftn8" text:note-class="footnote"><text:note-citation>2</text:note-citation><text:note-body><text:p text:style-name="P88"><text:span text:style-name="T416">De installatie </text:span>kan nagelopen worden <text:span text:style-name="T392">met </text:span>bestand <text:span text:style-name="T323">A</text:span><text:span text:style-name="T417">ppli</text:span><text:span text:style-name="T418">j</text:span><text:span text:style-name="T417">st</text:span> in <text:span text:style-name="T392">map</text:span><text:span text:style-name="T390"> </text:span><text:span text:style-name="T391">kz</text:span><text:span text:style-name="T392"> </text:span><text:span text:style-name="T393">in </text:span><text:span text:style-name="T390">Documenten</text:span>.</text:p></text:note-body></text:note></text:span></text:span><text:span text:style-name="Strong_20_Emphasis"><text:span text:style-name="T119">.</text:span></text:span></text:p>
          </table:table-cell>
        </table:table-row>
      </table:table>
      <text:p text:style-name="P27"><text:span text:style-name="Strong_20_Emphasis"><text:span text:style-name="T94"><text:tab/></text:span></text:span></text:p>
      <text:p text:style-name="P28"><text:span text:style-name="Strong_20_Emphasis"><text:span text:style-name="T132"/></text:span></text:p>
      <text:p text:style-name="P29"><text:span text:style-name="Strong_20_Emphasis"><text:span text:style-name="T119"/></text:span></text:p>
      <text:list xml:id="list125453946248694" text:continue-numbering="true" text:style-name="L1">
        <text:list-item>
          <text:p text:style-name="P95"><text:span text:style-name="Strong_20_Emphasis"><text:span text:style-name="T396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770193173904">
          <table:table-cell table:style-name="Tabel2.A1" office:value-type="string">
            <text:p text:style-name="P42"><text:span text:style-name="Strong_20_Emphasis"><text:span text:style-name="T108"><text:s/></text:span></text:span><text:span text:style-name="Strong_20_Emphasis"><text:span text:style-name="T159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94">Aanmelden als </text:span></text:span><text:span text:style-name="Definition"><text:span text:style-name="T401">gebruiker</text:span></text:span><text:span text:style-name="Strong_20_Emphasis"><text:span text:style-name="T150"><text:note text:id="ftn9" text:note-class="footnote"><text:note-citation>1</text:note-citation><text:note-body><text:p text:style-name="P92"><text:span text:style-name="T253">E</text:span><text:span text:style-name="T259">v</text:span><text:span text:style-name="T260">en</text:span><text:span text:style-name="T255">t</text:span><text:span text:style-name="T256">uele </text:span><text:span text:style-name="T257">extra </text:span><text:span text:style-name="T262">gebruiker</text:span><text:span text:style-name="T257">s aanmelden </text:span><text:span text:style-name="T258">en dezelfde stappen uitvoeren</text:span><text:span text:style-name="T261">.</text:span></text:p></text:note-body></text:note></text:span></text:span><text:span text:style-name="Strong_20_Emphasis"><text:span text:style-name="T94">.</text:span></text:span></text:p>
          </table:table-cell>
        </table:table-row>
        <table:table-row table:style-name="TableLine94770190129888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770190130720">
          <table:table-cell table:style-name="Tabel2.A1" office:value-type="string">
            <text:p text:style-name="P55"><text:span text:style-name="Strong_20_Emphasis"><text:span text:style-name="T108"><text:s/></text:span></text:span><text:span text:style-name="Strong_20_Emphasis"><text:span text:style-name="T159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51">R</text:span></text:span><text:span text:style-name="Strong_20_Emphasis"><text:span text:style-name="T152">icht </text:span></text:span><text:span text:style-name="Strong_20_Emphasis"><text:span text:style-name="T153">de </text:span></text:span><text:span text:style-name="Definition"><text:span text:style-name="T6">gebruiker</text:span></text:span><text:span text:style-name="Strong_20_Emphasis"><text:span text:style-name="T152"> </text:span></text:span><text:span text:style-name="Strong_20_Emphasis"><text:span text:style-name="T155">in </text:span></text:span><text:span text:style-name="Strong_20_Emphasis"><text:span text:style-name="T110">via </text:span></text:span><text:span text:style-name="Strong_20_Emphasis"><text:span text:style-name="T146">een</text:span></text:span><text:span text:style-name="Strong_20_Emphasis"><text:span text:style-name="T147"> druk</text:span></text:span><text:span text:style-name="Strong_20_Emphasis"><text:span text:style-name="T146"> op</text:span></text:span><text:span text:style-name="Strong_20_Emphasis"><text:span text:style-name="T141"> de </text:span></text:span><text:span text:style-name="Strong_20_Emphasis"><text:span text:style-name="T123">Super</text:span></text:span><text:span text:style-name="Strong_20_Emphasis"><text:span text:style-name="T141">-toets</text:span></text:span><text:span text:style-name="Strong_20_Emphasis"><text:span text:style-name="T58"><text:note text:id="ftn10" text:note-class="footnote"><text:note-citation>2</text:note-citation><text:note-body><text:p text:style-name="P85"><text:span text:style-name="T268">D</text:span>e <text:span text:style-name="T384">Super</text:span>-toets <text:span text:style-name="T268">is </text:span>de Windows<text:span text:style-name="T388">-</text:span><text:span text:style-name="T383">toets</text:span>, <text:span text:style-name="T388">C</text:span>ommand-<text:span text:style-name="T383">toets</text:span>, of <text:span text:style-name="T388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204">men</text:span></text:span><text:span text:style-name="Strong_20_Emphasis"><text:span text:style-name="T196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0">n </text:span></text:span><text:span text:style-name="Strong_20_Emphasis"><text:span text:style-name="T128">k</text:span></text:span><text:span text:style-name="Strong_20_Emphasis"><text:span text:style-name="T110">lik op het pictogram van </text:span></text:span><text:span text:style-name="Strong_20_Emphasis"><text:span text:style-name="T231">Installatiem</text:span></text:span><text:span text:style-name="Strong_20_Emphasis"><text:span text:style-name="T232">enu</text:span></text:span><text:span text:style-name="Strong_20_Emphasis"><text:span text:style-name="T126">.</text:span></text:span></text:p>
          </table:table-cell>
        </table:table-row>
        <table:table-row table:style-name="TableLine94770191397328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8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239">4 </text:span></text:span><text:span text:style-name="Strong_20_Emphasis"><text:span text:style-name="T205">Gebruiker inrichten</text:span></text:span><text:span text:style-name="Strong_20_Emphasis"><text:span text:style-name="T148"> </text:span></text:span><text:span text:style-name="Strong_20_Emphasis"><text:span text:style-name="T132">en </text:span></text:span><text:span text:style-name="Strong_20_Emphasis"><text:span text:style-name="T149">v</text:span></text:span><text:span text:style-name="Strong_20_Emphasis"><text:span text:style-name="T119">olg de aanwijzingen op het scherm</text:span></text:span><text:span text:style-name="Strong_20_Emphasis"><text:span text:style-name="T193"><text:note text:id="ftn11" text:note-class="footnote"><text:note-citation>3</text:note-citation><text:note-body><text:p text:style-name="P88">Het inrichten kan nagelopen worden <text:span text:style-name="T392">met </text:span>bestanden in <text:span text:style-name="T392">map</text:span><text:span text:style-name="T390"> </text:span><text:span text:style-name="T391">kz </text:span><text:span text:style-name="T393">in </text:span><text:span text:style-name="T390">Documenten</text:span>.</text:p></text:note-body></text:note></text:span></text:span><text:span text:style-name="Strong_20_Emphasis"><text:span text:style-name="T193">.</text:span></text:span></text:p>
          </table:table-cell>
        </table:table-row>
        <table:table-row table:style-name="TableLine94770163687936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770187810816">
          <table:table-cell table:style-name="Tabel2.A1" office:value-type="string">
            <text:p text:style-name="P80"><text:span text:style-name="Strong_20_Emphasis"><text:span text:style-name="T107"><text:s/></text:span></text:span><text:span text:style-name="Strong_20_Emphasis"><text:span text:style-name="T158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6"/></text:span></text:p>
      <text:p text:style-name="P79"/>
      <text:p text:style-name="P81"><text:span text:style-name="T278">E</text:span><text:span text:style-name="T279">inde c</text:span><text:span text:style-name="T280">hecklist, </text:span><text:span text:style-name="T281">d</text:span><text:span text:style-name="T280">e installatie van </text:span><text:span text:style-name="T280"><text:reference-ref text:reference-format="text" text:ref-name="Distributie">Ubuntu</text:reference-ref></text:span><text:span text:style-name="T280"><text:s/></text:span><text:span text:style-name="T282"><text:reference-ref text:reference-format="text" text:ref-name="Versie">20.04</text:reference-ref></text:span><text:span text:style-name="Strong_20_Emphasis"><text:span text:style-name="T299"><text:s/></text:span></text:span><text:span text:style-name="Strong_20_Emphasis"><text:span text:style-name="T300">LTS</text:span></text:span><text:span text:style-name="T52"> </text:span><text:span text:style-name="T280"><text:reference-ref text:reference-format="text" text:ref-name="Editie">desktop</text:reference-ref></text:span><text:span text:style-name="T280"><text:s/>is voltooid.</text:span></text:p>
      <text:p text:style-name="P62"/>
      <text:p text:style-name="P5"><text:span text:style-name="T168">Geschreven</text:span><text:span text:style-name="T103"> door Karel Zimmer &lt;</text:span><text:a xlink:type="simple" xlink:href="mailto:info@karelzimmer.nl" text:style-name="Internet_20_link" text:visited-style-name="Visited_20_Internet_20_Link"><text:span text:style-name="T407">info@karelzimmer.nl</text:span></text:a><text:span text:style-name="T103">&gt;</text:span><text:span text:style-name="T10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4-07T12:54:53.532358249">07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7T12:54:53.441375461</dc:date>
    <meta:keyword>Installatie</meta:keyword>
    <meta:keyword>Checklist</meta:keyword>
    <meta:keyword>Linux</meta:keyword>
    <meta:editing-cycles>6351</meta:editing-cycles>
    <meta:editing-duration>P11DT3H16M48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4" meta:character-count="5687" meta:non-whitespace-character-count="4884"/>
    <meta:user-defined meta:name="Info 1"/>
    <meta:user-defined meta:name="Info 2"/>
    <meta:user-defined meta:name="Info 3"/>
    <meta:user-defined meta:name="Info 4"/>
  </office:meta>
</office:document-meta>
</file>